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Khmer OS System" svg:font-family="'Khmer OS System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808080" style:text-outline="false" style:text-line-through-style="none" style:text-line-through-type="none" style:font-name="Khmer OS System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0.5pt" style:language-asian="none" style:country-asian="none" style:font-style-asian="normal" style:font-weight-asian="normal" style:font-name-complex="Khmer OS System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fo:background-color="#729fcf"/>
    </style:style>
    <style:style style:name="ce9" style:family="table-cell" style:parent-style-name="Default" style:data-style-name="N11">
      <style:table-cell-properties fo:background-color="#729fc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1" table:default-cell-style-name="ce7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atimage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office:value-type="percentage" office:value="0.100241784435109" calcext:value-type="percentage">
            <text:p>10.02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3.5762601630413" calcext:value-type="float">
            <text:p>23.57626016304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Satimage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I-Gain</text:p>
          </table:table-cell>
          <table:table-cell office:value-type="percentage" office:value="0.0999305092066727" calcext:value-type="percentage">
            <text:p>9.99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7.6795808360039" calcext:value-type="float">
            <text:p>17.679580836003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timage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office:value-type="percentage" office:value="0.100241784435109" calcext:value-type="percentage">
            <text:p>10.02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4.2271370299859" calcext:value-type="float">
            <text:p>24.227137029985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timage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relief</text:p>
          </table:table-cell>
          <table:table-cell office:value-type="percentage" office:value="0.10272868490676" calcext:value-type="percentage">
            <text:p>10.27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8.7867156090215" calcext:value-type="float">
            <text:p>18.786715609021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timage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table:style-name="ce7" office:value-type="percentage" office:value="0.100241784435109" calcext:value-type="percentage">
            <text:p>10.02%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float" office:value="23.4861068740138" calcext:value-type="float">
            <text:p>23.48610687401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timage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I-Gain</text:p>
          </table:table-cell>
          <table:table-cell table:style-name="ce7" office:value-type="percentage" office:value="0.0972904944389404" calcext:value-type="percentage">
            <text:p>9.73%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float" office:value="16.4509962839365" calcext:value-type="float">
            <text:p>16.45099628393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timage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table:style-name="ce7" office:value-type="percentage" office:value="0.100241784435109" calcext:value-type="percentage">
            <text:p>10.02%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float" office:value="25.7169018160494" calcext:value-type="float">
            <text:p>25.71690181604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timage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relief</text:p>
          </table:table-cell>
          <table:table-cell table:style-name="ce7" office:value-type="percentage" office:value="0.104750944588626" calcext:value-type="percentage">
            <text:p>10.48%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float" office:value="17.4761983159988" calcext:value-type="float">
            <text:p>17.47619831599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7"/>
          <table:table-cell table:style-name="ce3"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  <table:table-cell table:style-name="ce3"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.81716657988727" calcext:value-type="float">
            <text:p>6.8171665798872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I-Gain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.53006708002067" calcext:value-type="float">
            <text:p>6.5300670800206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.92393225696287" calcext:value-type="float">
            <text:p>6.9239322569628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relief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.39521631898242" calcext:value-type="float">
            <text:p>6.3952163189824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float" office:value="5.90527499199379" calcext:value-type="float">
            <text:p>5.905274991993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hypothyroid</text:p>
          </table:table-cell>
          <table:table-cell table:style-name="ce4" office:value-type="string" calcext:value-type="string">
            <text:p>IB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ost_voted</text:p>
          </table:table-cell>
          <table:table-cell table:style-name="ce4" office:value-type="string" calcext:value-type="string">
            <text:p>Euclidean</text:p>
          </table:table-cell>
          <table:table-cell table:style-name="ce5" office:value-type="string" calcext:value-type="string">
            <text:p>I-Gain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5" office:value-type="float" office:value="5.23692931697588" calcext:value-type="float">
            <text:p>5.23692931697588</text:p>
          </table:table-cell>
          <table:table-cell table:style-name="ce5" office:value-type="float" office:value="10" calcext:value-type="float">
            <text:p>10</text:p>
          </table:table-cell>
          <table:table-cell table:formula="of:=([.J23]/[.J22])-1" office:value-type="float" office:value="-0.113177739550494" calcext:value-type="float">
            <text:p>-0.113177739550494</text:p>
          </table:table-cell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float" office:value="6.77729158193688" calcext:value-type="float">
            <text:p>6.777291581936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relief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table:style-name="ce3" office:value-type="float" office:value="5.89727136798319" calcext:value-type="float">
            <text:p>5.897271367983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.48983493499691" calcext:value-type="float">
            <text:p>6.4898349349969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I-Gain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5.53519550600322" calcext:value-type="float">
            <text:p>5.5351955060032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Without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7.13283843398676" calcext:value-type="float">
            <text:p>7.132838433986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othyroid</text:p>
          </table:table-cell>
          <table:table-cell office:value-type="string" calcext:value-type="string">
            <text:p>I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t_voted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relief</text:p>
          </table:table-cell>
          <table:table-cell office:value-type="percentage" office:value="0.920999383706427" calcext:value-type="percentage">
            <text:p>92.10%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6.27769863797585" calcext:value-type="float">
            <text:p>6.27769863797585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Khmer OS System" svg:font-family="'Khmer OS System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03:53:36.302938617</meta:creation-date>
    <dc:date>2021-12-30T07:23:59.834860294</dc:date>
    <meta:editing-duration>PT18M1S</meta:editing-duration>
    <meta:editing-cycles>1</meta:editing-cycles>
    <meta:document-statistic meta:table-count="1" meta:cell-count="225" meta:object-count="0"/>
    <meta:generator>LibreOffice/7.2.3.2$Linux_X86_64 LibreOffice_project/20$Build-2</meta:generator>
  </office:meta>
</office:document-meta>
</file>